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66" draw:marker-start-width="0.5cm" draw:marker-end-width="0.5cm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333366" draw:marker-end="Line_20_Arrow" draw:fill="solid" draw:fill-color="#333366" draw:textarea-vertical-align="middle"/>
    </style:style>
    <style:style style:name="gr3" style:family="graphic">
      <style:graphic-properties svg:stroke-width="0.1cm" svg:stroke-color="#333366" draw:marker-start-width="0.5cm" draw:marker-end-width="0.5cm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06cm" svg:height="1.082cm" svg:x="2.8cm" svg:y="2.7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94cm" svg:height="1.082cm" svg:x="2.106cm" svg:y="4.718cm">
          <text:p text:style-name="P1">AbstractTimeregVi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868cm" svg:height="1.082cm" svg:x="2.5cm" svg:y="13.218cm">
          <text:p text:style-name="P1">IndexVi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03cm" svg:height="0.721cm" svg:x="1.7cm" svg:y="11.379cm">
          <text:p text:style-name="P1">Men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868cm" svg:height="1.082cm" svg:x="10.4cm" svg:y="4.9cm">
          <text:p text:style-name="P1">TimeregCompon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096cm" svg:height="1.082cm" svg:x="10.004cm" svg:y="2.818cm">
          <text:p text:style-name="P1">CompositeCompon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606cm" svg:height="1.082cm" svg:x="18.094cm" svg:y="3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06cm" svg:height="1.082cm" svg:x="2.8cm" svg:y="2.7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06cm" svg:height="1.082cm" svg:x="20.261cm" svg:y="10.847cm">
          <text:p text:style-name="P1">TREv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0.721cm" svg:x="6.6cm" svg:y="14.8cm">
          <text:p text:style-name="P1">ClientCmb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7cm" svg:height="0.721cm" svg:x="2.8cm" svg:y="17.2cm">
          <text:p text:style-name="P1">ClientProjectCmb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906cm" svg:height="1.082cm" svg:x="2.8cm" svg:y="8.3cm">
          <text:p text:style-name="P1">TREventEmit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606cm" svg:height="1.082cm" svg:x="23.8cm" svg:y="3.3cm">
          <text:p text:style-name="P1">VaadinLIsten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.979cm" svg:y1="5.473cm" svg:x2="26.103cm" svg:y2="4.382cm" draw:end-shape="id1" draw:end-glue-point="2" svg:d="m26979 5473v-270h-876v-821" svg:viewBox="0 0 877 1092">
          <text:p/>
        </draw:connector>
        <draw:custom-shape draw:style-name="gr1" draw:text-style-name="P1" draw:layer="layout" svg:width="5.906cm" svg:height="1.082cm" svg:x="11.694cm" svg:y="8.718cm">
          <text:p text:style-name="P1">TREventListe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606cm" svg:height="1.082cm" svg:x="23.6cm" svg:y="12.818cm">
          <text:p text:style-name="P1">IndexViewIn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06cm" svg:height="1.082cm" svg:x="17.394cm" svg:y="13.218cm">
          <text:p text:style-name="P1">ClientSelect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1.082cm" svg:x="21.8cm" svg:y="14.918cm">
          <text:p text:style-name="P1">ProviderSelect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1.082cm" svg:x="18.9cm" svg:y="17.118cm">
          <text:p text:style-name="P1">StartClicked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4.606cm" svg:height="1.082cm" svg:x="2.8cm" svg:y="2.7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94cm" svg:height="1.082cm" svg:x="1.406cm" svg:y="8.2cm">
          <text:p text:style-name="P1">AbstractTimeregVi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68cm" svg:height="1.082cm" svg:x="2.132cm" svg:y="12.7cm">
          <text:p text:style-name="P1">IndexVi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303cm" svg:height="0.721cm" svg:x="10.597cm" svg:y="13.1cm">
          <text:p text:style-name="P1">Men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68cm" svg:height="2.182cm" svg:x="10.1cm" svg:y="7.518cm">
          <text:p text:style-name="P1">TimeregComponent</text:p>
          <text:p text:style-name="P1">updateCont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096cm" svg:height="1.082cm" svg:x="10.004cm" svg:y="2.818cm">
          <text:p text:style-name="P1">CompositeCompon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606cm" svg:height="1.082cm" svg:x="18.094cm" svg:y="3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06cm" svg:height="1.082cm" svg:x="2.8cm" svg:y="2.7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06cm" svg:height="1.082cm" svg:x="28.767cm" svg:y="5.847cm">
          <text:p text:style-name="P1">TREv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0.721cm" svg:x="10.8cm" svg:y="15.679cm">
          <text:p text:style-name="P1">ClientCmb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7cm" svg:height="0.721cm" svg:x="13.5cm" svg:y="17.2cm">
          <text:p text:style-name="P1">ClientProjectCmb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9cm" svg:height="2.482cm" svg:x="17cm" svg:y="7.618cm">
          <text:p text:style-name="P1">TREventEmitter<text:line-break/>notify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606cm" svg:height="1.082cm" svg:x="23.8cm" svg:y="3.3cm">
          <text:p text:style-name="P1">VaadinLIsten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.979cm" svg:y1="5.473cm" svg:x2="26.103cm" svg:y2="4.382cm" draw:end-shape="id2" draw:end-glue-point="2" svg:d="m26979 5473v-270h-876v-821" svg:viewBox="0 0 877 1092">
          <text:p/>
        </draw:connector>
        <draw:custom-shape draw:style-name="gr3" draw:text-style-name="P1" draw:layer="Layout" svg:width="5.906cm" svg:height="2.4cm" svg:x="19.3cm" svg:y="11.7cm">
          <text:p text:style-name="P1">TREventListener</text:p>
          <text:p text:style-name="P1">supports(event)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606cm" svg:height="1.082cm" svg:x="32.106cm" svg:y="7.818cm">
          <text:p text:style-name="P1">IndexViewIn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06cm" svg:height="1.082cm" svg:x="25.9cm" svg:y="8.218cm">
          <text:p text:style-name="P1">ClientSelect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cm" svg:height="1.082cm" svg:x="30.306cm" svg:y="9.918cm">
          <text:p text:style-name="P1">ProviderSelect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cm" svg:height="1.082cm" svg:x="27.406cm" svg:y="12.118cm">
          <text:p text:style-name="P1">StartClick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4:12:21.945506000</meta:creation-date>
    <dc:date>2015-05-26T07:30:35.650836000</dc:date>
    <meta:editing-duration>PT29M15S</meta:editing-duration>
    <meta:editing-cycles>2</meta:editing-cycles>
    <meta:generator>LibreOffice/4.1.4.2$MacOSX_x86 LibreOffice_project/0a0440ccc0227ad9829de5f46be37cfb6edcf72</meta:generator>
    <meta:document-statistic meta:object-count="38"/>
  </office:meta>
</office:document-meta>
</file>